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Footnote">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fo:background-color="transparent" style:font-style-asian="normal" style:font-weight-asian="normal" style:font-style-complex="normal" style:font-weight-complex="normal" loext:char-shading-value="0"/>
    </style:style>
    <style:style style:name="T54" style:family="text">
      <style:text-properties fo:font-style="normal" style:text-underline-style="none"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normal" fo:background-color="transparent" style:font-weight-asian="normal" style:font-weight-complex="normal" loext:char-shading-value="0"/>
    </style:style>
    <style:style style:name="T57" style:family="text">
      <style:text-properties style:text-line-through-style="solid" fo:font-weight="bold" style:font-weight-asian="bold" style:font-weight-complex="bold"/>
    </style:style>
    <style:style style:name="T58" style:family="text">
      <style:text-properties fo:language="uk" fo:country="UA"/>
    </style:style>
    <style:style style:name="T59" style:family="text">
      <style:text-properties fo:language="uk" fo:country="UA" fo:font-style="italic" style:font-style-asian="italic" style:font-style-complex="italic"/>
    </style:style>
    <style:style style:name="T60" style:family="text">
      <style:text-properties fo:language="uk" fo:country="UA" fo:font-weight="bold" style:font-weight-asian="bold" style:font-weight-complex="bold"/>
    </style:style>
    <style:style style:name="T61" style:family="text">
      <style:text-properties style:text-underline-style="none"/>
    </style:style>
    <style:style style:name="T62" style:family="text">
      <style:text-properties style:text-rotation-angle="90" style:text-rotation-scale="line-height"/>
    </style:style>
    <style:style style:name="T63" style:family="text">
      <style:text-properties style:text-rotation-angle="270" style:text-rotation-scale="line-height"/>
    </style:style>
    <style:style style:name="T64" style:family="text">
      <style:text-properties style:text-position="sub 58%" style:font-size-asian="10.5pt"/>
    </style:style>
    <style:style style:name="T65" style:family="text">
      <style:text-properties style:font-name="Symbol" style:font-name-asian="Symbol" style:font-name-complex="Symbol"/>
    </style:style>
    <style:style style:name="T66" style:family="text">
      <style:text-properties style:font-name="Liberation Serif1" style:font-name-asian="Symbol" style:font-name-complex="Symbol"/>
    </style:style>
    <style:style style:name="T67" style:family="text">
      <style:text-properties style:font-name="Courier New CYR"/>
    </style:style>
    <style:style style:name="T68" style:family="text">
      <style:text-properties style:font-name="Courier New CYR" fo:language="en" fo:country="US"/>
    </style:style>
    <style:style style:name="T69" style:family="text">
      <style:text-properties fo:font-size="14pt" fo:language="en" fo:country="US" fo:font-weight="bold" style:font-size-asian="14pt" style:font-weight-asian="bold" style:font-size-complex="14pt" style:font-weight-complex="bold"/>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9pt" style:font-size-asian="9pt" style:font-size-complex="9pt"/>
    </style:style>
    <style:style style:name="T7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5">Дайсон.</text:span></text:p>
      <text:p text:style-name="P75"><text:span text:style-name="T8">– </text:span><text:span text:style-name="T55">Сколько тебе лет?</text:span></text:p>
      <text:p text:style-name="P75"><text:span text:style-name="T8">– </text:span><text:span text:style-name="T55">Два года с начала запуска кластера.</text:span></text:p>
      <text:p text:style-name="P75"><text:span text:style-name="T8">– </text:span><text:span text:style-name="T55">Какой сейчас год?</text:span></text:p>
      <text:p text:style-name="P75"><text:span text:style-name="T8">– </text:span><text:span text:style-name="T46">20</text:span><text:span text:style-name="T33">19</text:span><text:span text:style-name="T55">-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2">, </text:span><text:span text:style-name="T5">в некоем городе живёт брадобрей, который бреет всех людей, которые не бреются сами. Вопрос: кто бреет брадобрея</text:span><text:span text:style-name="T52">?</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5">,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8081041307896904285"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8">Прижав </text:span>уши к голове, <text:span text:style-name="T58">она дала</text:span> задний ход <text:span text:style-name="T58">и </text:span>выкарабкалась обратно. Окинув библиотеку отчаянным взглядом, <text:span text:style-name="T58">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6">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1">Тумбочка.</text:span> Листок… <text:span text:style-name="T71">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2">Всё пошло не так. Не могу уловить точку концентрации. Сила приложена к чему-то большему, чем лист бумаги. К чему-то неизмеримо большему. </text:span><text:span text:style-name="T71">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2">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8">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8">любви</text:span> начинаешь понимать только тогда, когда <text:span text:style-name="T58">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8">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text:span><text:span text:style-name="T4">заместительная терапия Селестии и </text:span><text:span text:style-name="T51">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8">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5">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text:span><text:span text:style-name="T1">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1">— </text:span><text:span text:style-name="T4">зачем привлекать ненужное внимание</text:span><text:span text:style-name="T51"> к своей особе? </text:span><text:span text:style-name="T4">После всеобщего интереса кантерлотской знати к тебе, как к королевскому любимчику, тебе хочется покоя.</text:span><text:span text:style-name="T51"> Да и собраться с мыслями проще в доме, избавленном от </text:span><text:span text:style-name="T4">гостинничной </text:span><text:span text:style-name="T51">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5">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5">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5">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text:span><text:span text:style-name="T40">ьюга </text:span><text:span text:style-name="T40">бил</text:span><text:span text:style-name="T40">а</text:span><text:span text:style-name="T40">сь о</text:span><text:span text:style-name="T40"> границ</text:span><text:span text:style-name="T40">у</text:span><text:span text:style-name="T40"> освещённой зоны </text:span><text:span text:style-name="T40">в яростном бессилии</text:span><text:span text:style-name="T40">.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text:span><text:span text:style-name="T1">Не-не-не, н</text:span><text:span text:style-name="T1">икакой моей частицы и не требуется! Сколько раз повторять, Блум, </text:span>— <text:span text:style-name="T1">я </text:span><text:span text:style-name="T1">и </text:span><text:span text:style-name="T1">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text:span><text:span text:style-name="T27">Я</text:span><text:span text:style-name="T27">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text:span><text:span text:style-name="T27">кстати, это идея…</text:span><text:span text:style-name="T27">»</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5">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text:span><text:span text:style-name="T11">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text:span text:style-name="T11">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5">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5">эт правда?</text:span></text:p>
      <text:p text:style-name="P47"><text:span text:style-name="T15">– </text:span><text:span text:style-name="T55">Какая из? Их много, вообще-то. Ик!</text:span></text:p>
      <text:p text:style-name="P47"><text:span text:style-name="T15">– </text:span><text:span text:style-name="T55">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5">он-нон, </text:span><text:span text:style-name="T15">– </text:span><text:span text:style-name="T55">захихикала Пинки, взъерошив копытами розовые кудряшки и попытавшись соорудить из них бороду, </text:span><text:span text:style-name="T15">–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5">Ты что-о-о! Нельзя любить фаэри! Она похитит твоё сердце, и ты будешь искать её, пока не… </text:span><text:span text:style-name="T15">– </text:span><text:span text:style-name="T55">Пинки погрузилась </text:span><text:span text:style-name="T55">мордочкой </text:span><text:span text:style-name="T55">в так и не съеденный салат «по-кантерлотски» и захрапела.</text:span></text:p>
      <text:p text:style-name="P47"><text:span text:style-name="T15">– </text:span><text:span text:style-name="T55">Пока не умру?</text:span></text:p>
      <text:p text:style-name="P47"><text:span text:style-name="T15">– </text:span><text:span text:style-name="T55">Нет, глупенький. </text:span><text:span text:style-name="T15">– </text:span><text:span text:style-name="T55">пробулькала Пинки из миски. </text:span><text:span text:style-name="T15">– </text:span><text:span text:style-name="T5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text:span><text:span text:style-name="T1">а м</text:span><text:span text:style-name="T1">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сунула нос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text:soft-page-break/>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oft-page-break/><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oft-page-break/><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text:soft-page-break/>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text:soft-page-break/>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text:soft-page-break/>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7">302 пони</text:span><text:span text:style-name="T23">.</text:span></text:p>
      <text:p text:style-name="P50"><text:span text:style-name="T57">250 пони</text:span><text:span text:style-name="T23">.</text:span></text:p>
      <text:p text:style-name="P50"><text:span text:style-name="T57">125 поней</text:span><text:span text:style-name="T23">.</text:span></text:p>
      <text:p text:style-name="P50"><text:span text:style-name="T23">54 паня.</text:span>»</text:p>
      <text:p text:style-name="P50"/>
      <text:p text:style-name="P5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oft-page-break/><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9">так её </text:span><text:span text:style-name="T3">разэтак</text:span><text:span text:style-name="T59">,</text:span><text:span text:style-name="T19"> магия!</text:span></text:p>
      <text:p text:style-name="Standard"><text:span text:style-name="T19">P.S. Мне тебя не хватает. Сильно.</text:span><text:span text:style-name="T51">»</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text:soft-page-break/>–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text:soft-page-break/>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7">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7">302 пони</text:span><text:span text:style-name="T23">.</text:span></text:p>
      <text:p text:style-name="P50"><text:span text:style-name="T57">250 пони</text:span><text:span text:style-name="T23">.</text:span></text:p>
      <text:p text:style-name="P50"><text:span text:style-name="T57">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text:soft-page-break/>–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58">И товары</text:span> вовсе<text:span text:style-name="T58"> не </text:span>бесплатные<text:span text:style-name="T58">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58">Оно п</text:span>овсюду. <text:span text:style-name="T5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5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8">А т</text:span>ы вставать не хотел! Я очень-очень испугалась. <text:span text:style-name="T58">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8">матюков мне</text:span> удалось замазать самые большие щели. За тестовый<text:span text:style-name="T58"> </text:span>получасовый заплыв<text:span text:style-name="T58">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8">н жил с пони! И они </text:span>офигенски <text:span text:style-name="T58">любили друг друга! И у них </text:span>был<text:span text:style-name="T58"> </text:span>офигенский <text:span text:style-name="T58">секс! </text:span>И это было круто!<text:span text:style-name="T58"> </text:span>А ты… Ты <text:span text:style-name="T11">— н</text:span>е такой! Ты не любишь пони!!!</text:p>
      <text:p text:style-name="P52"><text:soft-page-break/>С каждой фразой пегаска всё сильнее топала ногой. Последнюю фразу она завершила сокрушительным фумикоми<text:note text:id="ftn0"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oft-page-break/><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8">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8">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oft-page-break/><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8"> </text:span>покои Луны<text:span text:style-name="T58"> </text:span>через открытые балконные двери<text:span text:style-name="T5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8">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oft-page-break/><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8">Допустим, кот бессмертен. Также допустим, что кот з</text:span>аколдован<text:span text:style-name="T58"> </text:span>отложенным <text:span text:style-name="T58">заклятие</text:span>м<text:span text:style-name="T58"> Стирания, которое сработает, если кто-то откроет ящик</text:span>. <text:span text:style-name="T58">То есть, п</text:span>ри открытии<text:span text:style-name="T58"> ящик</text:span>а<text:span text:style-name="T58"> кот исчезнет из </text:span>бытия<text:span text:style-name="T58">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5</text:note-citation><text:note-body><text:p text:style-name="P137">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oft-page-break/><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oft-page-break/><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oft-page-break/><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oft-page-break/><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oft-page-break/><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oft-page-break/><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6">—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6">—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6">—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oft-page-break/><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text:soft-page-break/></text:p>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3">д</text:span>ЕсЬ БЫл <text:span text:style-name="T64">д</text:span>ИскОр<text:span text:style-name="T62">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5"></text:span><text:span text:style-name="T66">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7">Зафиксирована опасная ситуация. Сознание пациента </text:span><text:span text:style-name="T68">&lt;</text:span><text:span text:style-name="T67">Селестия</text:span><text:span text:style-name="T68">&gt;</text:span><text:span text:style-name="T67"> не регистрируется. Активируется протокол экстренной эвакуации пациента </text:span><text:span text:style-name="T68">&lt;</text:span><text:span text:style-name="T67">Селестия</text:span><text:span text:style-name="T68">&gt;</text:span><text:span text:style-name="T67"> к супервизору </text:span><text:span text:style-name="T68">&lt;</text:span><text:span text:style-name="T67">Луна</text:span><text:span text:style-name="T68">&gt;</text:span><text:span text:style-name="T67">.</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6">—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8">трид</text:span><text:span text:style-name="T1">цать лет, если его сменят через </text:span><text:span text:style-name="T58">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8">задней осью </text:span><text:span text:style-name="T1">на табуретку. Я прилаживал ей новое колесо взамен <text:s/>утраченного. </text:span><text:span text:style-name="T58">Ещ</text:span><text:span text:style-name="T1">ё</text:span><text:span text:style-name="T58"> </text:span><text:span text:style-name="T1">немного, и будет как новенькая! В дворцовом гараже среди кучи хлама таки нашлось лопнувшее колесо, которое </text:span><text:span text:style-name="T58">мне удалось</text:span><text:span text:style-name="T1"> починить — о</text:span><text:span text:style-name="T58">бучение у</text:span><text:span text:style-name="T1"> Норфа не </text:span><text:span text:style-name="T5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8">на </text:span><text:span text:style-name="T1">корпус</text:span><text:span text:style-name="T5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8">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8">о всём мире остались только м</text:span>ы<text:span text:style-name="T5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8">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8">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8">А ч</text:span>то случилось с кракеном?</text:p>
      <text:p text:style-name="P52"><text:soft-page-break/>– Он провалился в <text:span text:style-name="T58">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text:soft-page-break/>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text:soft-page-break/>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oft-page-break/><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8">кликнул по ним правой кнопкой </text:span><text:span text:style-name="T1">мыши</text:span><text:span text:style-name="T58"> и </text:span><text:span text:style-name="T1">выбрал</text:span><text:span text:style-name="T58">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text:soft-page-break/>–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text:soft-page-break/>–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text:soft-page-break/>–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text:soft-page-break/></text:p>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8">А если не </text:span>выдержит<text:span text:style-name="T58">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text:soft-page-break/>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text:soft-page-break/>–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5">.</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9">Я ПОНЯЛ, КТО ТЫ!!! КАК </text:span><text:span text:style-name="T70">ЖЕ </text:span><text:span text:style-name="T69">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oft-page-break/><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2">–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1">творчество таких раздолбаев, как ты и твой дружок Юджин — чтоб ему икнулось, где бы он ни был.</text:span><text:span text:style-name="T41"><text:note text:id="ftn14" text:note-class="footnote"><text:note-citation>16</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text:soft-page-break/>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3">—</text:span><text:span text:style-name="T47"> точнее, дерево схожих миров Эквуса </text:span><text:span text:style-name="T53">—</text:span><text:span text:style-name="T47"> создали брони. Разумеется, стержнем им послужил именно сериал, но каждый фанфик </text:span><text:span text:style-name="T53">—</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3">—</text:span><text:span text:style-name="T47"> Анакорн заговорщически подмигнул мне </text:span><text:span text:style-name="T53">—</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3">—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3">— ты меня с кьютимарками уже пригрузил на ближайшие тысячи лет.</text:span></text:p>
      <text:p text:style-name="P103">…</text:p>
      <text:p text:style-name="P103">Факн щит<text:note text:id="ftn15" text:note-class="footnote"><text:note-citation>17</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text:soft-page-break/></text:p>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text:soft-page-break/>–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text:soft-page-break/>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text:soft-page-break/>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text:soft-page-break/>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16T23:32:03.29</dc:date>
    <meta:editing-duration>P144DT22H54M29S</meta:editing-duration>
    <meta:editing-cycles>9099</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29" meta:paragraph-count="4728" meta:word-count="104729" meta:character-count="665716"/>
  </office:meta>
</office:document-meta>
</file>